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DC0000010ADD55A136.png"/>
  <manifest:file-entry manifest:media-type="image/jpeg" manifest:full-path="Pictures/10000000000000B400000079402DE0D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gr2" style:family="graphic" style:parent-style-name="standard">
      <style:graphic-properties svg:stroke-width="0.03cm" draw:marker-start-width="0.245cm" draw:marker-end-width="0.245cm" draw:fill="solid" draw:fill-color="#ff6633" draw:textarea-horizontal-align="justify" draw:textarea-vertical-align="middle" draw:auto-grow-height="false" fo:padding-top="0.14cm" fo:padding-bottom="0.14cm" fo:padding-left="0.265cm" fo:padding-right="0.265cm" draw:shadow="hidden"/>
    </style:style>
    <style:style style:name="gr3" style:family="graphic" style:parent-style-name="standard">
      <style:graphic-properties svg:stroke-width="0.03cm" draw:marker-start-width="0.245cm" draw:marker-end-width="0.245cm" draw:fill="solid" draw:fill-color="#ffffff" draw:textarea-vertical-align="middle" draw:auto-grow-height="false" fo:min-height="0.749cm" fo:min-width="0.499cm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visible"/>
    </style:style>
    <style:style style:name="gr5" style:family="graphic" style:parent-style-name="standard">
      <style:graphic-properties draw:stroke="solid" svg:stroke-width="0.03cm" draw:marker-start-width="0.245cm" draw:marker-end-width="0.245cm" draw:fill="solid" draw:fill-color="#ffff66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width="0.01cm" draw:marker-start-width="0.215cm" draw:marker-end-width="0.215cm" draw:fill="solid" draw:fill-color="#198a8a" draw:textarea-horizontal-align="center" draw:textarea-vertical-align="middle" fo:padding-top="0.13cm" fo:padding-bottom="0.13cm" fo:padding-left="0.255cm" fo:padding-right="0.25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3cm" draw:marker-start-width="0.245cm" draw:marker-end-width="0.245cm" draw:fill="solid" draw:fill-color="#579d1c" draw:textarea-horizontal-align="justify" draw:textarea-vertical-align="middle" draw:auto-grow-height="false" fo:padding-top="0.14cm" fo:padding-bottom="0.14cm" fo:padding-left="0.265cm" fo:padding-right="0.265cm" draw:shadow="hidden"/>
    </style:style>
    <style:style style:name="gr10" style:family="graphic" style:parent-style-name="standard">
      <style:graphic-properties draw:stroke="solid" svg:stroke-width="0.03cm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%" style:mirror="none"/>
    </style:style>
    <style:style style:name="gr11" style:family="graphic" style:parent-style-name="standard">
      <style:graphic-properties draw:fill="solid" draw:fill-color="#94bd5e" draw:textarea-horizontal-align="justify" draw:textarea-vertical-align="middle" draw:auto-grow-height="false" draw:shadow="hidden"/>
    </style:style>
    <style:style style:name="gr12" style:family="graphic" style:parent-style-name="standard">
      <style:graphic-properties svg:stroke-width="0.03cm" draw:marker-start-width="0.245cm" draw:marker-end-width="0.245cm" draw:fill="solid" draw:fill-color="#ffffff" draw:textarea-horizontal-align="center" draw:textarea-vertical-align="middle" fo:padding-top="0.14cm" fo:padding-bottom="0.14cm" fo:padding-left="0.265cm" fo:padding-right="0.265cm" draw:shadow="hidden"/>
    </style:style>
    <style:style style:name="gr13" style:family="graphic" style:parent-style-name="standard">
      <style:graphic-properties svg:stroke-width="0.07cm" draw:marker-start-width="0.305cm" draw:marker-end="Arrow" draw:marker-end-width="0.405cm" draw:fill="solid" draw:fill-color="#e6e64c" draw:textarea-horizontal-align="center" draw:textarea-vertical-align="middle" fo:padding-top="0.16cm" fo:padding-bottom="0.16cm" fo:padding-left="0.285cm" fo:padding-right="0.285cm" draw:shadow="hidden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87cm" fo:min-width="0cm" draw:shadow="visib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99cm" fo:min-width="0cm" draw:shadow="visible"/>
    </style:style>
    <style:style style:name="P1" style:family="paragraph">
      <style:paragraph-properties fo:text-align="center"/>
    </style:style>
    <style:style style:name="P2" style:family="paragraph">
      <style:text-properties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family="'DejaVu Serif Condensed'" style:font-family-generic="roman" style:font-pitch="variable" fo:font-weight="bold" style:font-weight-asian="bold" style:font-weight-complex="bold"/>
    </style:style>
    <style:style style:name="T1" style:family="text">
      <style:text-properties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family="'DejaVu Serif Condensed'" style:font-family-generic="roman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7.897cm" svg:height="8.137cm" svg:x="1.623cm" svg:y="4.692cm">
          <text:p/>
        </draw:rect>
        <draw:g>
          <draw:g>
            <draw:custom-shape draw:style-name="gr2" draw:text-style-name="P1" draw:layer="layout" svg:width="4cm" svg:height="1.5cm" svg:x="-8.205cm" svg:y="12.993cm">
              <text:p/>
  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3" draw:text-style-name="P1" draw:layer="layout" svg:width="1cm" svg:height="1cm" draw:transform="rotate (-1.57079632679579) translate (-5.805cm 13.243cm)">
              <text:p/>
              <draw:enhanced-geometry svg:viewBox="0 0 787 799" draw:mirror-horizontal="false" draw:mirror-vertical="false" draw:type="non-primitive" draw:enhanced-path="M 439 12 L 535 102 391 246 252 108 349 12 0 0 12 348 108 258 282 433 282 799 511 799 511 427 685 252 781 348 787 0 439 12 Z N"/>
            </draw:custom-shape>
          </draw:g>
          <draw:frame draw:style-name="gr4" draw:text-style-name="P2" draw:layer="layout" svg:width="2.653cm" svg:height="0.747cm" svg:x="-7.531cm" svg:y="14.493cm">
            <draw:text-box>
              <text:p><text:span text:style-name="T1">Controller</text:span></text:p>
            </draw:text-box>
          </draw:frame>
        </draw:g>
        <draw:g>
          <draw:rect draw:style-name="gr5" draw:text-style-name="P1" draw:layer="layout" svg:width="2.5cm" svg:height="2.5cm" svg:x="-9.973cm" svg:y="8.181cm">
            <text:p/>
          </draw:rect>
          <draw:rect draw:style-name="gr6" draw:text-style-name="P1" draw:layer="layout" svg:width="1.944cm" svg:height="1.893cm" svg:x="-9.695cm" svg:y="8.481cm">
            <text:p/>
          </draw:rect>
          <draw:frame draw:style-name="gr7" draw:text-style-name="P2" draw:layer="layout" svg:width="1.539cm" svg:height="0.747cm" svg:x="-9.492cm" svg:y="10.681cm">
            <draw:text-box>
              <text:p><text:span text:style-name="T1">View</text:span></text:p>
            </draw:text-box>
          </draw:frame>
          <draw:frame draw:style-name="gr8" draw:text-style-name="P1" draw:layer="layout" svg:width="1.815cm" svg:height="1.756cm" svg:x="-9.63cm" svg:y="8.549cm">
            <draw:image xlink:href="Pictures/10000201000000DC0000010ADD55A136.png" xlink:type="simple" xlink:show="embed" xlink:actuate="onLoad">
              <text:p/>
            </draw:image>
          </draw:frame>
        </draw:g>
        <draw:g>
          <draw:frame draw:style-name="gr4" draw:text-style-name="P2" draw:layer="layout" svg:width="1.806cm" svg:height="0.747cm" svg:x="-4.721cm" svg:y="10.606cm">
            <draw:text-box>
              <text:p text:style-name="P2"><text:span text:style-name="T1">Model</text:span></text:p>
            </draw:text-box>
          </draw:frame>
          <draw:custom-shape draw:style-name="gr9" draw:text-style-name="P1" draw:layer="layout" svg:width="3.352cm" svg:height="3.724cm" svg:x="-5.494cm" svg:y="6.88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" draw:layer="layout" svg:width="3.336cm" svg:height="2.243cm" svg:x="-5.486cm" svg:y="7.623cm">
            <draw:image xlink:href="Pictures/10000000000000B400000079402DE0DC.jpg" xlink:type="simple" xlink:show="embed" xlink:actuate="onLoad">
              <text:p/>
            </draw:image>
          </draw:frame>
          <draw:custom-shape draw:style-name="gr11" draw:text-style-name="P1" draw:layer="layout" svg:width="2.205cm" svg:height="0.846cm" svg:x="-4.92cm" svg:y="9.50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ellipse draw:style-name="gr12" draw:text-style-name="P1" draw:layer="layout" svg:width="1.048cm" svg:height="0.996cm" svg:x="-9.809cm" svg:y="2.873cm">
            <text:p/>
          </draw:ellipse>
          <draw:frame draw:style-name="gr4" draw:text-style-name="P3" draw:layer="layout" svg:width="0.9cm" svg:height="0.996cm" svg:x="-9.735cm" svg:y="2.873cm">
            <draw:text-box>
              <text:p text:style-name="P3"><text:span text:style-name="T2">1</text:span></text:p>
            </draw:text-box>
          </draw:frame>
        </draw:g>
        <draw:g>
          <draw:ellipse draw:style-name="gr12" draw:text-style-name="P1" draw:layer="layout" svg:width="1.048cm" svg:height="0.996cm" svg:x="-6.114cm" svg:y="2.873cm">
            <text:p/>
          </draw:ellipse>
          <draw:frame draw:style-name="gr4" draw:text-style-name="P3" draw:layer="layout" svg:width="0.9cm" svg:height="0.996cm" svg:x="-6.04cm" svg:y="2.873cm">
            <draw:text-box>
              <text:p text:style-name="P3"><text:span text:style-name="T2">4</text:span></text:p>
            </draw:text-box>
          </draw:frame>
        </draw:g>
        <draw:g>
          <draw:ellipse draw:style-name="gr12" draw:text-style-name="P1" draw:layer="layout" svg:width="1.048cm" svg:height="0.996cm" svg:x="-7.323cm" svg:y="2.873cm">
            <text:p/>
          </draw:ellipse>
          <draw:frame draw:style-name="gr4" draw:text-style-name="P3" draw:layer="layout" svg:width="0.9cm" svg:height="0.996cm" svg:x="-7.249cm" svg:y="2.873cm">
            <draw:text-box>
              <text:p text:style-name="P3"><text:span text:style-name="T2">3</text:span></text:p>
            </draw:text-box>
          </draw:frame>
        </draw:g>
        <draw:g>
          <draw:ellipse draw:style-name="gr12" draw:text-style-name="P1" draw:layer="layout" svg:width="1.048cm" svg:height="0.996cm" svg:x="-8.582cm" svg:y="2.873cm">
            <text:p/>
          </draw:ellipse>
          <draw:frame draw:style-name="gr4" draw:text-style-name="P3" draw:layer="layout" svg:width="0.9cm" svg:height="0.996cm" svg:x="-8.508cm" svg:y="2.873cm">
            <draw:text-box>
              <text:p text:style-name="P3"><text:span text:style-name="T2">2</text:span></text:p>
            </draw:text-box>
          </draw:frame>
        </draw:g>
        <draw:g>
          <draw:ellipse draw:style-name="gr12" draw:text-style-name="P1" draw:layer="layout" svg:width="1.048cm" svg:height="0.996cm" svg:x="-4.996cm" svg:y="2.873cm">
            <text:p/>
          </draw:ellipse>
          <draw:frame draw:style-name="gr4" draw:text-style-name="P3" draw:layer="layout" svg:width="0.9cm" svg:height="0.996cm" svg:x="-4.922cm" svg:y="2.873cm">
            <draw:text-box>
              <text:p text:style-name="P3"><text:span text:style-name="T2">5</text:span></text:p>
            </draw:text-box>
          </draw:frame>
        </draw:g>
        <draw:ellipse draw:style-name="gr12" draw:text-style-name="P1" draw:layer="layout" svg:width="1.048cm" svg:height="0.996cm" svg:x="-9.407cm" svg:y="5.493cm">
          <text:p/>
        </draw:ellipse>
        <draw:frame draw:style-name="gr4" draw:text-style-name="P3" draw:layer="layout" svg:width="0.9cm" svg:height="0.996cm" svg:x="-9.333cm" svg:y="5.493cm">
          <draw:text-box>
            <text:p text:style-name="P3"><text:span text:style-name="T2">1</text:span></text:p>
          </draw:text-box>
        </draw:frame>
        <draw:g>
          <draw:ellipse draw:style-name="gr12" draw:text-style-name="P1" draw:layer="layout" svg:width="1.048cm" svg:height="0.996cm" svg:x="-3.803cm" svg:y="2.873cm">
            <text:p/>
          </draw:ellipse>
          <draw:frame draw:style-name="gr4" draw:text-style-name="P3" draw:layer="layout" svg:width="0.9cm" svg:height="0.996cm" svg:x="-3.729cm" svg:y="2.873cm">
            <draw:text-box>
              <text:p text:style-name="P3"><text:span text:style-name="T2">6</text:span></text:p>
            </draw:text-box>
          </draw:frame>
        </draw:g>
        <draw:g>
          <draw:ellipse draw:style-name="gr12" draw:text-style-name="P1" draw:layer="layout" svg:width="1.048cm" svg:height="0.996cm" svg:x="-9.821cm" svg:y="4.051cm">
            <text:p/>
          </draw:ellipse>
          <draw:frame draw:style-name="gr4" draw:text-style-name="P3" draw:layer="layout" svg:width="0.9cm" svg:height="0.996cm" svg:x="-9.747cm" svg:y="4.051cm">
            <draw:text-box>
              <text:p text:style-name="P3"><text:span text:style-name="T2">1</text:span></text:p>
            </draw:text-box>
          </draw:frame>
        </draw:g>
        <draw:g>
          <draw:g>
            <draw:frame draw:style-name="gr4" draw:text-style-name="P2" draw:layer="layout" svg:width="1.806cm" svg:height="0.747cm" svg:x="16.27cm" svg:y="10.523cm">
              <draw:text-box>
                <text:p text:style-name="P2"><text:span text:style-name="T1">Model</text:span></text:p>
              </draw:text-box>
            </draw:frame>
            <draw:g>
              <draw:custom-shape draw:style-name="gr9" draw:text-style-name="P1" draw:layer="layout" svg:width="3.352cm" svg:height="3.724cm" svg:x="15.497cm" svg:y="6.79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0" draw:text-style-name="P1" draw:layer="layout" svg:width="3.336cm" svg:height="2.243cm" svg:x="15.505cm" svg:y="7.54cm">
                <draw:image xlink:href="Pictures/10000000000000B400000079402DE0DC.jpg" xlink:type="simple" xlink:show="embed" xlink:actuate="onLoad">
                  <text:p/>
                </draw:image>
              </draw:frame>
              <draw:custom-shape draw:style-name="gr11" draw:text-style-name="P1" draw:layer="layout" svg:width="2.205cm" svg:height="0.846cm" svg:x="16.071cm" svg:y="9.424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</draw:g>
          </draw:g>
          <draw:g>
            <draw:g>
              <draw:custom-shape draw:style-name="gr2" draw:text-style-name="P1" draw:layer="layout" svg:width="4cm" svg:height="1.5cm" svg:x="7.614cm" svg:y="6.348cm">
                <text:p/>
    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    <draw:equation draw:name="f0" draw:formula="$0 "/>
                  <draw:equation draw:name="f1" draw:formula="21600-$0 "/>
                  <draw:equation draw:name="f2" draw:formula="$0 *100/234"/>
                  <draw:equation draw:name="f3" draw:formula="?f2 +1700"/>
                  <draw:equation draw:name="f4" draw:formula="21600-?f3 "/>
                  <draw:handle draw:handle-position="$0 top" draw:handle-range-x-minimum="0" draw:handle-range-x-maximum="10800"/>
                </draw:enhanced-geometry>
              </draw:custom-shape>
              <draw:custom-shape draw:style-name="gr3" draw:text-style-name="P1" draw:layer="layout" svg:width="1cm" svg:height="1cm" draw:transform="rotate (-1.57079632679579) translate (10.014cm 6.598cm)">
                <text:p/>
                <draw:enhanced-geometry svg:viewBox="0 0 787 799" draw:mirror-horizontal="false" draw:mirror-vertical="false" draw:type="non-primitive" draw:enhanced-path="M 439 12 L 535 102 391 246 252 108 349 12 0 0 12 348 108 258 282 433 282 799 511 799 511 427 685 252 781 348 787 0 439 12 Z N"/>
              </draw:custom-shape>
            </draw:g>
            <draw:frame draw:style-name="gr4" draw:text-style-name="P2" draw:layer="layout" svg:width="2.653cm" svg:height="0.747cm" svg:x="8.288cm" svg:y="7.848cm">
              <draw:text-box>
                <text:p><text:span text:style-name="T1">Controller</text:span></text:p>
              </draw:text-box>
            </draw:frame>
          </draw:g>
          <draw:g>
            <draw:rect draw:style-name="gr5" draw:text-style-name="P1" draw:layer="layout" svg:width="2.5cm" svg:height="2.5cm" svg:x="2.294cm" svg:y="7.411cm">
              <text:p/>
            </draw:rect>
            <draw:rect draw:style-name="gr6" draw:text-style-name="P1" draw:layer="layout" svg:width="1.944cm" svg:height="1.893cm" svg:x="2.572cm" svg:y="7.711cm">
              <text:p/>
            </draw:rect>
            <draw:frame draw:style-name="gr7" draw:text-style-name="P2" draw:layer="layout" svg:width="1.539cm" svg:height="0.747cm" svg:x="2.775cm" svg:y="9.911cm">
              <draw:text-box>
                <text:p><text:span text:style-name="T1">View</text:span></text:p>
              </draw:text-box>
            </draw:frame>
            <draw:frame draw:style-name="gr8" draw:text-style-name="P1" draw:layer="layout" svg:width="1.815cm" svg:height="1.756cm" svg:x="2.637cm" svg:y="7.779cm">
              <draw:image xlink:href="Pictures/10000201000000DC0000010ADD55A136.png" xlink:type="simple" xlink:show="embed" xlink:actuate="onLoad">
                <text:p/>
              </draw:image>
            </draw:frame>
          </draw:g>
          <draw:path draw:style-name="gr13" draw:text-style-name="P1" draw:layer="layout" svg:width="3.544cm" svg:height="0.426cm" draw:transform="rotate (0.193382481120935) translate (4.756cm 8.173cm)" svg:viewBox="0 0 3545 427" svg:d="m3545 17896c-900 918-3545-27-3545-27">
            <text:p/>
          </draw:path>
          <draw:path draw:style-name="gr13" draw:text-style-name="P1" draw:layer="layout" svg:width="4.599cm" svg:height="0.97cm" draw:transform="rotate (0.0301941960594962) translate (11.1048040824392cm 6.16266238857217cm)" svg:viewBox="0 0 4600 971" svg:d="m0 13560c2561-1496 4600 401 4600 401">
            <text:p/>
          </draw:path>
          <draw:path draw:style-name="gr13" draw:text-style-name="P1" draw:layer="layout" svg:width="11.589cm" svg:height="1.19cm" draw:transform="rotate (-0.0359537825910764) translate (4.127cm 9.876cm)" svg:viewBox="0 0 11590 1191" svg:d="m0 19443c5521 2632 11590 107 11590 107">
            <text:p/>
          </draw:path>
          <draw:path draw:style-name="gr13" draw:text-style-name="P1" draw:layer="layout" svg:width="10.514cm" svg:height="2.283cm" draw:transform="rotate (0.193382481120935) translate (4.756cm 9.535cm)" svg:viewBox="0 0 10515 2284" svg:d="m10515 22735c-5839 645-10515-2192-10515-2192">
            <text:p/>
          </draw:path>
          <draw:path draw:style-name="gr13" draw:text-style-name="P1" draw:layer="layout" svg:width="5.044cm" svg:height="0.809cm" draw:transform="rotate (0.193382481120935) translate (3.29105754429482cm 6.75045182251488cm)" svg:viewBox="0 0 5045 810" svg:d="m0 15190c2074-1596 5045 134 5045 134">
            <text:p/>
          </draw:path>
          <draw:g>
            <draw:ellipse draw:style-name="gr12" draw:text-style-name="P1" draw:layer="layout" svg:width="1.048cm" svg:height="0.996cm" svg:x="5.062cm" svg:y="5.904cm">
              <text:p/>
            </draw:ellipse>
            <draw:frame draw:style-name="gr4" draw:text-style-name="P3" draw:layer="layout" svg:width="0.9cm" svg:height="0.996cm" svg:x="5.136cm" svg:y="5.904cm">
              <draw:text-box>
                <text:p text:style-name="P3"><text:span text:style-name="T2">1</text:span></text:p>
              </draw:text-box>
            </draw:frame>
          </draw:g>
          <draw:g>
            <draw:ellipse draw:style-name="gr12" draw:text-style-name="P1" draw:layer="layout" svg:width="1.048cm" svg:height="0.996cm" svg:x="8.813cm" svg:y="9.836cm">
              <text:p/>
            </draw:ellipse>
            <draw:frame draw:style-name="gr14" draw:text-style-name="P3" draw:layer="layout" svg:width="0.9cm" svg:height="0.996cm" svg:x="8.887cm" svg:y="9.836cm">
              <draw:text-box>
                <text:p text:style-name="P3"><text:span text:style-name="T2">4</text:span></text:p>
              </draw:text-box>
            </draw:frame>
          </draw:g>
          <draw:g>
            <draw:ellipse draw:style-name="gr12" draw:text-style-name="P1" draw:layer="layout" svg:width="1.048cm" svg:height="0.996cm" svg:x="6.146cm" svg:y="7.639cm">
              <text:p/>
            </draw:ellipse>
            <draw:frame draw:style-name="gr15" draw:text-style-name="P3" draw:layer="layout" svg:width="0.9cm" svg:height="0.996cm" svg:x="6.22cm" svg:y="7.639cm">
              <draw:text-box>
                <text:p text:style-name="P3"><text:span text:style-name="T2">3</text:span></text:p>
              </draw:text-box>
            </draw:frame>
          </draw:g>
          <draw:g>
            <draw:ellipse draw:style-name="gr12" draw:text-style-name="P1" draw:layer="layout" svg:width="1.048cm" svg:height="0.996cm" svg:x="12.58cm" svg:y="5.713cm">
              <text:p/>
            </draw:ellipse>
            <draw:frame draw:style-name="gr4" draw:text-style-name="P3" draw:layer="layout" svg:width="0.9cm" svg:height="0.996cm" svg:x="12.654cm" svg:y="5.713cm">
              <draw:text-box>
                <text:p text:style-name="P3"><text:span text:style-name="T2">2</text:span></text:p>
              </draw:text-box>
            </draw:frame>
          </draw:g>
          <draw:g>
            <draw:ellipse draw:style-name="gr12" draw:text-style-name="P1" draw:layer="layout" svg:width="1.048cm" svg:height="0.996cm" svg:x="10.69cm" svg:y="10.812cm">
              <text:p/>
            </draw:ellipse>
            <draw:frame draw:style-name="gr4" draw:text-style-name="P3" draw:layer="layout" svg:width="0.9cm" svg:height="0.996cm" svg:x="10.764cm" svg:y="10.812cm">
              <draw:text-box>
                <text:p text:style-name="P3"><text:span text:style-name="T2">5</text:span></text:p>
              </draw:text-box>
            </draw:frame>
          </draw:g>
        </draw:g>
        <draw:g>
          <draw:ellipse draw:style-name="gr12" draw:text-style-name="P1" draw:layer="layout" svg:width="1.048cm" svg:height="0.996cm" svg:x="-3.815cm" svg:y="4.051cm">
            <text:p/>
          </draw:ellipse>
          <draw:frame draw:style-name="gr4" draw:text-style-name="P3" draw:layer="layout" svg:width="0.9cm" svg:height="0.996cm" svg:x="-3.741cm" svg:y="4.051cm">
            <draw:text-box>
              <text:p text:style-name="P3"><text:span text:style-name="T2">6</text:span></text:p>
            </draw:text-box>
          </draw:frame>
        </draw:g>
        <draw:g>
          <draw:ellipse draw:style-name="gr12" draw:text-style-name="P1" draw:layer="layout" svg:width="1.048cm" svg:height="0.996cm" svg:x="-9.857cm" svg:y="1.622cm">
            <text:p/>
          </draw:ellipse>
          <draw:frame draw:style-name="gr4" draw:text-style-name="P3" draw:layer="layout" svg:width="0.9cm" svg:height="0.996cm" svg:x="-9.783cm" svg:y="1.622cm">
            <draw:text-box>
              <text:p text:style-name="P3"><text:span text:style-name="T2">1</text:span></text:p>
            </draw:text-box>
          </draw:frame>
        </draw:g>
        <draw:g>
          <draw:ellipse draw:style-name="gr12" draw:text-style-name="P1" draw:layer="layout" svg:width="1.048cm" svg:height="0.996cm" svg:x="-6.162cm" svg:y="1.622cm">
            <text:p/>
          </draw:ellipse>
          <draw:frame draw:style-name="gr4" draw:text-style-name="P3" draw:layer="layout" svg:width="0.9cm" svg:height="0.996cm" svg:x="-6.088cm" svg:y="1.622cm">
            <draw:text-box>
              <text:p text:style-name="P3"><text:span text:style-name="T2">4</text:span></text:p>
            </draw:text-box>
          </draw:frame>
        </draw:g>
        <draw:g>
          <draw:ellipse draw:style-name="gr12" draw:text-style-name="P1" draw:layer="layout" svg:width="1.048cm" svg:height="0.996cm" svg:x="-7.371cm" svg:y="1.622cm">
            <text:p/>
          </draw:ellipse>
          <draw:frame draw:style-name="gr4" draw:text-style-name="P3" draw:layer="layout" svg:width="0.9cm" svg:height="0.996cm" svg:x="-7.297cm" svg:y="1.622cm">
            <draw:text-box>
              <text:p text:style-name="P3"><text:span text:style-name="T2">3</text:span></text:p>
            </draw:text-box>
          </draw:frame>
        </draw:g>
        <draw:g>
          <draw:ellipse draw:style-name="gr12" draw:text-style-name="P1" draw:layer="layout" svg:width="1.048cm" svg:height="0.996cm" svg:x="-8.63cm" svg:y="1.622cm">
            <text:p/>
          </draw:ellipse>
          <draw:frame draw:style-name="gr4" draw:text-style-name="P3" draw:layer="layout" svg:width="0.9cm" svg:height="0.996cm" svg:x="-8.556cm" svg:y="1.622cm">
            <draw:text-box>
              <text:p text:style-name="P3"><text:span text:style-name="T2">2</text:span></text:p>
            </draw:text-box>
          </draw:frame>
        </draw:g>
        <draw:g>
          <draw:ellipse draw:style-name="gr12" draw:text-style-name="P1" draw:layer="layout" svg:width="1.048cm" svg:height="0.996cm" svg:x="-5.044cm" svg:y="1.622cm">
            <text:p/>
          </draw:ellipse>
          <draw:frame draw:style-name="gr4" draw:text-style-name="P3" draw:layer="layout" svg:width="0.9cm" svg:height="0.996cm" svg:x="-4.97cm" svg:y="1.622cm">
            <draw:text-box>
              <text:p text:style-name="P3"><text:span text:style-name="T2">5</text:span></text:p>
            </draw:text-box>
          </draw:frame>
        </draw:g>
        <draw:g>
          <draw:ellipse draw:style-name="gr12" draw:text-style-name="P1" draw:layer="layout" svg:width="1.048cm" svg:height="0.996cm" svg:x="-3.851cm" svg:y="1.622cm">
            <text:p/>
          </draw:ellipse>
          <draw:frame draw:style-name="gr4" draw:text-style-name="P3" draw:layer="layout" svg:width="0.9cm" svg:height="0.996cm" svg:x="-3.777cm" svg:y="1.622cm">
            <draw:text-box>
              <text:p text:style-name="P3"><text:span text:style-name="T2">6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ilvio Kunaschk</meta:initial-creator>
    <meta:creation-date>2009-06-27T15:54:13.73</meta:creation-date>
    <dc:date>2009-06-27T17:35:28.67</dc:date>
    <dc:creator>Silvio Kunaschk</dc:creator>
    <meta:editing-duration>PT01H25M46S</meta:editing-duration>
    <meta:editing-cycles>16</meta:editing-cycles>
    <meta:generator>OpenOffice.org/3.0$Win32 OpenOffice.org_project/300m15$Build-9379</meta:generator>
    <meta:document-statistic meta:object-count="97"/>
    <meta:user-defined meta:name="Info 1"/>
    <meta:user-defined meta:name="Info 2"/>
    <meta:user-defined meta:name="Info 3"/>
    <meta:user-defined meta:name="Info 4"/>
  </office:meta>
</office:document-meta>
</file>